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 style:list-style-name="L176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style:font-name="ＭＳ Ｐゴシック" style:font-name-asian="ＭＳ Ｐゴシック"/>
    </style:style>
    <style:style style:name="P18" style:family="paragraph" style:parent-style-name="Text_20_body" style:list-style-name="L17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4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216" style:family="paragraph" style:parent-style-name="Table_20_Contents">
      <style:text-properties style:font-name="ＭＳ Ｐゴシック" style:font-name-asian="ＭＳ Ｐゴシック"/>
    </style:style>
    <style:style style:name="P2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18" style:family="paragraph" style:parent-style-name="Standard" style:list-style-name="L176">
      <style:text-properties style:font-name="Arial" fo:font-size="13pt" style:font-name-asian="Arimo" style:font-size-asian="13pt" style:font-size-complex="13pt"/>
    </style:style>
    <style:style style:name="P2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414664849363495229" text:style-name="L1">
              <text:list-item>
                <text:p text:style-name="P25">開始 <text:s/>：　１０：１０무렵</text:p>
              </text:list-item>
              <text:list-item>
                <text:p text:style-name="P25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5734552540877001105" text:style-name="L2">
              <text:list-item>
                <text:p text:style-name="P26">足立工業。세 사람. </text:p>
              </text:list-item>
              <text:list-item>
                <text:p text:style-name="P26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6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6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369722273518352434" text:style-name="L3">
              <text:list-item>
                <text:p text:style-name="P27">바이브는 세 사람으로 했었다. 제일 마지막, 슬라브를 칠 때가 되어, 두 사람으로 했다.</text:p>
              </text:list-item>
              <text:list-item>
                <text:p text:style-name="P27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2890915165789031381" text:style-name="L4">
              <text:list-item>
                <text:p text:style-name="P28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3173669710207234754" text:style-name="L5">
              <text:list-item>
                <text:p text:style-name="P29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1296725047789941136" text:style-name="L6">
              <text:list-item>
                <text:p text:style-name="P30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5347879952081467391" text:style-name="L7">
              <text:list-item>
                <text:p text:style-name="P31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3660185730610790604" text:style-name="L8">
              <text:list-item>
                <text:p text:style-name="P32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7577702935061294103" text:style-name="L9">
              <text:list-item>
                <text:p text:style-name="P33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3871110896734876217" text:style-name="L10">
              <text:list-item>
                <text:p text:style-name="P34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967828079187164361" text:style-name="L11">
              <text:list-item>
                <text:p text:style-name="P35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9085233439102697020" text:style-name="L12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3387659616674023927" text:style-name="L13">
              <text:list-item>
                <text:p text:style-name="P37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2669335931083808149" text:style-name="L14">
              <text:list-item>
                <text:p text:style-name="P38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6105256955429149482" text:style-name="L15">
              <text:list-item>
                <text:p text:style-name="P3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1232486481328037597" text:style-name="L16">
              <text:list-item>
                <text:p text:style-name="P40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4269035237848231060" text:style-name="L17">
              <text:list-item>
                <text:p text:style-name="P41">開始　：　９時すぎか。</text:p>
              </text:list-item>
              <text:list-item>
                <text:p text:style-name="P41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251581181916850269" text:style-name="L18">
              <text:list-item>
                <text:p text:style-name="P42">那須産業。두 사람.</text:p>
              </text:list-item>
              <text:list-item>
                <text:p text:style-name="P42">한 사람은 일본인. <text:s/>다른 사람은 베트남인인가.</text:p>
              </text:list-item>
              <text:list-item>
                <text:p text:style-name="P42">일본인 분. 직장인가. 체격이 좋다. / 처음 때, 토공 가게 분들의 이른바 `도시락` 을 스스로 그 위치를 바꾸고 있었다. </text:p>
              </text:list-item>
              <text:list-item>
                <text:p text:style-name="P42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8510227674408417822" text:style-name="L19">
              <text:list-item>
                <text:p text:style-name="P43">바이브(진동기), 두 사람. / 내가 담당했던 사람은 베트남인. 젊다. 작은 몸집.</text:p>
              </text:list-item>
              <text:list-item>
                <text:p text:style-name="P43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6936596365387690520" text:style-name="L20">
              <text:list-item>
                <text:p text:style-name="P44">본직 사람일까. 175 정도. 긴 몸집. 길쭉하다.</text:p>
              </text:list-item>
              <text:list-item>
                <text:p text:style-name="P44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1682411077944313710" text:style-name="L21">
              <text:list-item>
                <text:p text:style-name="P45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528458326291113926" text:style-name="L22">
              <text:list-item>
                <text:p text:style-name="P46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9076145442413253331" text:style-name="L23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6626960795459706631" text:style-name="L24">
              <text:list-item>
                <text:p text:style-name="P48">세 명. 소장은 간사이의 사람인가. 말 속에 그 지역의 억양이 넣고 있다.</text:p>
              </text:list-item>
              <text:list-item>
                <text:p text:style-name="P48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1928102236049582349" text:style-name="L25">
              <text:list-item>
                <text:p text:style-name="P49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2346073069066761684" text:style-name="L26">
              <text:list-item>
                <text:p text:style-name="P50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240872243750539084" text:style-name="L27">
              <text:list-item>
                <text:p text:style-name="P51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387081723691330784" text:style-name="L28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5356796671401257229" text:style-name="L29">
              <text:list-item>
                <text:p text:style-name="P53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5194827781856874373" text:style-name="L30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1847234964477398079" text:style-name="L31">
              <text:list-item>
                <text:p text:style-name="P5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8305793252009346399" text:style-name="L32">
              <text:list-item>
                <text:p text:style-name="P56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2198484490823441873" text:style-name="L33">
              <text:list-item>
                <text:p text:style-name="P57">開始　：　９：１０ 정도</text:p>
              </text:list-item>
              <text:list-item>
                <text:p text:style-name="P57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8301832038251961710" text:style-name="L34">
              <text:list-item>
                <text:p text:style-name="P58">`貢石` 。두 명</text:p>
              </text:list-item>
              <text:list-item>
                <text:p text:style-name="P58">컨트롤러를 갓고 있었던 분은 `てつ` 라는 문자가 들어있는 씰을 헬벳에 붙이고 있다.</text:p>
              </text:list-item>
              <text:list-item>
                <text:p text:style-name="P58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5185720874035273171" text:style-name="L35">
              <text:list-item>
                <text:p text:style-name="P59">바이브 두 명.</text:p>
              </text:list-item>
              <text:list-item>
                <text:p text:style-name="P59">내가 담당해던 분은 베트남인. 165 좀. 젊다.</text:p>
              </text:list-item>
              <text:list-item>
                <text:p text:style-name="P59">이전에도 본 적이 있을까. / 본 적이 있는 것 같은 느낌이 있다.</text:p>
              </text:list-item>
              <text:list-item>
                <text:p text:style-name="P59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4510253354275936478" text:style-name="L36">
              <text:list-item>
                <text:p text:style-name="P60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0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3640182636416556272" text:style-name="L37">
              <text:list-item>
                <text:p text:style-name="P61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65371767927748064" text:style-name="L38">
              <text:list-item>
                <text:p text:style-name="P62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7573850156474200264" text:style-name="L39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9021962816183908237" text:style-name="L40">
              <text:list-item>
                <text:p text:style-name="P64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5006243420129163823" text:style-name="L41">
              <text:list-item>
                <text:p text:style-name="P65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8566112724140294664" text:style-name="L42">
              <text:list-item>
                <text:p text:style-name="P66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4521094223796451563" text:style-name="L43">
              <text:list-item>
                <text:p text:style-name="P67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839611413201050291" text:style-name="L44">
              <text:list-item>
                <text:p text:style-name="P68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9050923266787836798" text:style-name="L45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6644829183985223346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091237108001281840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7939741823528308218" text:style-name="L48">
              <text:list-item>
                <text:p text:style-name="P72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208196288110148862" text:style-name="L49">
              <text:list-item>
                <text:p text:style-name="P73">開始　９：００무렵 이었을까.</text:p>
              </text:list-item>
              <text:list-item>
                <text:p text:style-name="P73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8617353660278292351" text:style-name="L50">
              <text:list-item>
                <text:p text:style-name="P74">FUJITA</text:p>
              </text:list-item>
              <text:list-item>
                <text:p text:style-name="P74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8019016660897836456" text:style-name="L51">
              <text:list-item>
                <text:p text:style-name="P75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3889532603737493457" text:style-name="L52">
              <text:list-item>
                <text:p text:style-name="P76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5585734256189551110" text:style-name="L53">
              <text:list-item>
                <text:p text:style-name="P77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6418866678686820496" text:style-name="L54">
              <text:list-item>
                <text:p text:style-name="P78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5248992768075862893" text:style-name="L55">
              <text:list-item>
                <text:p text:style-name="P79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1567606000147612655" text:style-name="L56">
              <text:list-item>
                <text:p text:style-name="P80">세 사람. 타설 담당은 두 사람. / 모두 키가 크다.</text:p>
              </text:list-item>
              <text:list-item>
                <text:p text:style-name="P80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8482186886730754069" text:style-name="L57">
              <text:list-item>
                <text:p text:style-name="P81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9091231876505803227" text:style-name="L58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9134350510550731897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1942129888279928556" text:style-name="L60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3983286896377765016" text:style-name="L61">
              <text:list-item>
                <text:p text:style-name="P85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6866905135246063980" text:style-name="L62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7387286251012054482" text:style-name="L63">
              <text:list-item>
                <text:p text:style-name="P8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6211578626508448918" text:style-name="L64">
              <text:list-item>
                <text:p text:style-name="P88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5689530996218239421" text:style-name="L65">
              <text:list-item>
                <text:p text:style-name="P89">開始　9시 무렵</text:p>
              </text:list-item>
              <text:list-item>
                <text:p text:style-name="P89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8600364588461513949" text:style-name="L66">
              <text:list-item>
                <text:p text:style-name="P90">10 톤. 회사명은 불명. 알아려고 하지 않았다.</text:p>
              </text:list-item>
              <text:list-item>
                <text:p text:style-name="P90">두 명. 모두 젊은 사람.</text:p>
              </text:list-item>
              <text:list-item>
                <text:p text:style-name="P90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4832023980802481564" text:style-name="L67">
              <text:list-item>
                <text:p text:style-name="P91">바이브 두 명. 세 명 이었던 때도 있었을까.</text:p>
              </text:list-item>
              <text:list-item>
                <text:p text:style-name="P91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2689880092921784285" text:style-name="L68">
              <text:list-item>
                <text:p text:style-name="P92">전기 본직 분 있을까. &lt;2&gt; 아사쿠사에서 오는다라고 한다.</text:p>
              </text:list-item>
              <text:list-item>
                <text:p text:style-name="P92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4074338648533153506" text:style-name="L69">
              <text:list-item>
                <text:p text:style-name="P93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3350162369124730657" text:style-name="L70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2824637774588241332" text:style-name="L71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16012611195390893" text:style-name="L72">
              <text:list-item>
                <text:p text:style-name="P96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1078477857739455008" text:style-name="L73">
              <text:list-item>
                <text:p text:style-name="P97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797018248583298412" text:style-name="L74">
              <text:list-item>
                <text:p text:style-name="P9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6094945280748718712" text:style-name="L75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7274459353277505301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7678304475496981792" text:style-name="L77">
              <text:list-item>
                <text:p text:style-name="P101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7380414696288244843" text:style-name="L78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564341103700798198" text:style-name="L79">
              <text:list-item>
                <text:p text:style-name="P10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6665647315922515366" text:style-name="L80">
              <text:list-item>
                <text:p text:style-name="P104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7574025249637876434" text:style-name="L81">
              <text:list-item>
                <text:p text:style-name="P105">開始　：　10 시 지날 때.</text:p>
              </text:list-item>
              <text:list-item>
                <text:p text:style-name="P105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4611231373120851881" text:style-name="L82">
              <text:list-item>
                <text:p text:style-name="P106">3 명. 모두 일본 사람.</text:p>
              </text:list-item>
              <text:list-item>
                <text:p text:style-name="P106">호스를 잡고 있었던 사람. 젊은 사람. 20대 후방 정도 일까.</text:p>
              </text:list-item>
              <text:list-item>
                <text:p text:style-name="P106">호스 돌리기 담당. 약간 높은 나이의 사람. 60 대 전반 일까. 얼굴 피부는 얕은 검은 색. 얼굴 피부는 얕은 검은 색.</text:p>
              </text:list-item>
              <text:list-item>
                <text:p text:style-name="P106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4912965689526166879" text:style-name="L83">
              <text:list-item>
                <text:p text:style-name="P107">내가 담당한 사람. 얼굴 윤곽은 사각형. 165 정도. </text:p>
              </text:list-item>
              <text:list-item>
                <text:p text:style-name="P107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8077193994740124096" text:style-name="L84">
              <text:list-item>
                <text:p text:style-name="P108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5638823790295124796" text:style-name="L85">
              <text:list-item>
                <text:p text:style-name="P109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7324206376207484521" text:style-name="L86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2023595478944576592" text:style-name="L87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7901784878944328110" text:style-name="L88">
              <text:list-item>
                <text:p text:style-name="P112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7296890125902412044" text:style-name="L89">
              <text:list-item>
                <text:p text:style-name="P113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3734164983870264971" text:style-name="L90">
              <text:list-item>
                <text:p text:style-name="P114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1349570301347562881" text:style-name="L91">
              <text:list-item>
                <text:p text:style-name="P115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5133838303312734325" text:style-name="L92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5905124587633113500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7680394861458773511" text:style-name="L94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5638205331236162750" text:style-name="L95">
              <text:list-item>
                <text:p text:style-name="P11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4742911897981414560" text:style-name="L96">
              <text:list-item>
                <text:p text:style-name="P120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0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4123374636945331891" text:style-name="L97">
              <text:list-item>
                <text:p text:style-name="P121">開始　： ９時半すぎ。</text:p>
              </text:list-item>
              <text:list-item>
                <text:p text:style-name="P121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2477899383636863537" text:style-name="L98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2402555387242138769" text:style-name="L99">
              <text:list-item>
                <text:p text:style-name="P123">세탁 담당 사람. 고령이라고 보인다.</text:p>
              </text:list-item>
              <text:list-item>
                <text:p text:style-name="P123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3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1890549423354359503" text:style-name="L100">
              <text:list-item>
                <text:p text:style-name="P124">젊은 사람. 30대 중반 정도 일까.</text:p>
              </text:list-item>
              <text:list-item>
                <text:p text:style-name="P124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185814912170205526" text:style-name="L101">
              <text:list-item>
                <text:p text:style-name="P125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8573869688571357772" text:style-name="L102">
              <text:list-item>
                <text:p text:style-name="P126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1625037112709173444" text:style-name="L103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128218364759710098" text:style-name="L104">
              <text:list-item>
                <text:p text:style-name="P128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5669735810608384625" text:style-name="L105">
              <text:list-item>
                <text:p text:style-name="P129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4839791932189332531" text:style-name="L106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454477573988667302" text:style-name="L107">
              <text:list-item>
                <text:p text:style-name="P131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5541685777559618245" text:style-name="L108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4425979007347380533" text:style-name="L109">
              <text:list-item>
                <text:p text:style-name="P133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2554861220677870683" text:style-name="L110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4639302442493261344" text:style-name="L111">
              <text:list-item>
                <text:p text:style-name="P13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372837252487373291" text:style-name="L112">
              <text:list-item>
                <text:p text:style-name="P136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08</dc:date><text:p text:style-name="P219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6115708236890777442" text:style-name="L113">
              <text:list-item>
                <text:p text:style-name="P137">開始　：　9:15 경.</text:p>
              </text:list-item>
              <text:list-item>
                <text:p text:style-name="P137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3804588598368447889" text:style-name="L114">
              <text:list-item>
                <text:p text:style-name="P138">“KYOEI FUJITA”</text:p>
              </text:list-item>
              <text:list-item>
                <text:p text:style-name="P138">3 명. 한 사람은 일본인. / 타설 후반엔 베트남인 두 사람.</text:p>
              </text:list-item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8111515532422940402" text:style-name="L115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2797106811689042703" text:style-name="L116">
              <text:list-item>
                <text:p text:style-name="P140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2733136266317678201" text:style-name="L117">
              <text:list-item>
                <text:p text:style-name="P141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7068294833217779011" text:style-name="L118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2518566830617241488" text:style-name="L119">
              <text:list-item>
                <text:p text:style-name="P143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3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6221657334656439155" text:style-name="L120">
              <text:list-item>
                <text:p text:style-name="P144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4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97454398749211613" text:style-name="L121">
              <text:list-item>
                <text:p text:style-name="P145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8462645873616430637" text:style-name="L122">
              <text:list-item>
                <text:p text:style-name="P14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8798650192948939121" text:style-name="L123">
              <text:list-item>
                <text:p text:style-name="P147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5241754577827118305" text:style-name="L124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159809133500182348" text:style-name="L125">
              <text:list-item>
                <text:p text:style-name="P149">현장 앞에 돗자리. 조깅하는 사람들, 때때로.</text:p>
              </text:list-item>
              <text:list-item>
                <text:p text:style-name="P149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4417008927814288487" text:style-name="L126">
              <text:list-item>
                <text:p text:style-name="P150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9003519723628466853" text:style-name="L127">
              <text:list-item>
                <text:p text:style-name="P15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7561216254358186153" text:style-name="L128">
              <text:list-item>
                <text:p text:style-name="P152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5232077562720241934" text:style-name="L129">
              <text:list-item>
                <text:p text:style-name="P153">開始 <text:s/>：　9시 지날 경.</text:p>
              </text:list-item>
              <text:list-item>
                <text:p text:style-name="P153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1648554609082048367" text:style-name="L130">
              <text:list-item>
                <text:p text:style-name="P154">두 사람. 모두 고령 분.</text:p>
              </text:list-item>
              <text:list-item>
                <text:p text:style-name="P154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3584419819531808200" text:style-name="L131">
              <text:list-item>
                <text:p text:style-name="P155">한 사람을 제외해 다른 사람들은 모두 고령자 (라고 보였다.). </text:p>
              </text:list-item>
              <text:list-item>
                <text:p text:style-name="P155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5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2394350681712416007" text:style-name="L132">
              <text:list-item>
                <text:p text:style-name="P156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2882633063771298228" text:style-name="L133">
              <text:list-item>
                <text:p text:style-name="P157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1765007471544321225" text:style-name="L134">
              <text:list-item>
                <text:p text:style-name="P158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9188911403733561710" text:style-name="L135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9071723795489398497" text:style-name="L136">
              <text:list-item>
                <text:p text:style-name="P160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5392907553238975978" text:style-name="L137">
              <text:list-item>
                <text:p text:style-name="P161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4670244225858682602" text:style-name="L138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6516569439133871667" text:style-name="L139">
              <text:list-item>
                <text:p text:style-name="P163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4606817517322005315" text:style-name="L140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6176863853605874102" text:style-name="L141">
              <text:list-item>
                <text:p text:style-name="P165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701677326923367720" text:style-name="L142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63118173595628083" text:style-name="L143">
              <text:list-item>
                <text:p text:style-name="P16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8052980546527120909" text:style-name="L144">
              <text:list-item>
                <text:p text:style-name="P168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6863590677195878136" text:style-name="L177">
              <text:list-item>
                <text:p text:style-name="P199">開始 <text:s/>9 시 무렵 일까. 아침례 후, 곧이 아니.</text:p>
              </text:list-item>
              <text:list-item>
                <text:p text:style-name="P199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9134865252241042697" text:style-name="L145">
              <text:list-item>
                <text:p text:style-name="P169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5286246494307521387" text:style-name="L146">
              <text:list-item>
                <text:p text:style-name="P170">노란색 헬멧.</text:p>
              </text:list-item>
              <text:list-item>
                <text:p text:style-name="P170">직장 분 일까. 몸집. 콧수염. 안경을 쓰고 있었는지.</text:p>
                <text:list>
                  <text:list-item>
                    <text:p text:style-name="P170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3155756162602966567" text:style-name="L147">
              <text:list-item>
                <text:p text:style-name="P171">흰 처럼 색의 옷, 입고 있다.</text:p>
              </text:list-item>
              <text:list-item>
                <text:p text:style-name="P171">여름철의 에어컨 옷 일까.</text:p>
              </text:list-item>
              <text:list-item>
                <text:p text:style-name="P171">백발, 약간 있음. 뚱뚱한다.</text:p>
              </text:list-item>
              <text:list-item>
                <text:p text:style-name="P171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277657381191383269" text:style-name="L148">
              <text:list-item>
                <text:p text:style-name="P172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1585224185942020139" text:style-name="L149"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8158306189165753053" text:style-name="L150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7714318273956061699" text:style-name="L151">
              <text:list-item>
                <text:p text:style-name="P175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1520916244940111388" text:style-name="L152">
              <text:list-item>
                <text:p text:style-name="P176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3674492184375359390" text:style-name="L153">
              <text:list-item>
                <text:p text:style-name="P177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4875497033059058034" text:style-name="L154">
              <text:list-item>
                <text:p text:style-name="P178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3240188527486092354" text:style-name="L155">
              <text:list-item>
                <text:p text:style-name="P179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2233385667028815923" text:style-name="L156">
              <text:list-item>
                <text:p text:style-name="P180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4060705385182443655" text:style-name="L157">
              <text:list-item>
                <text:p text:style-name="P181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2827646114198099944" text:style-name="L158">
              <text:list-item>
                <text:p text:style-name="P18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7454308678718224678" text:style-name="L159">
              <text:list-item>
                <text:p text:style-name="P183">펌프차. 그의 팔. 팔 팁에 공기 튜브가 붙져있다.</text:p>
              </text:list-item>
              <text:list-item>
                <text:p text:style-name="P183">여기에 부딪치면, 튜브가 분리될 가능성. 그러자, 튜브 자체가 날아, 자신의 눈 등에 부딪힐 가능성. </text:p>
              </text:list-item>
              <text:list-item>
                <text:p text:style-name="P183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/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34679784" text:continue-list="list4269035237848231060" text:style-name="L17">
              <text:list-item>
                <text:p text:style-name="P41">開始</text:p>
              </text:list-item>
              <text:list-item>
                <text:p text:style-name="P41"><text:soft-page-break/>詰所到着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1126419606148489573" text:style-name="L178">
              <text:list-item>
                <text:p text:style-name="P200"/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1238917781442886884" text:style-name="L179">
              <text:list-item>
                <text:p text:style-name="P201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3239896290593785604" text:style-name="L180">
              <text:list-item>
                <text:p text:style-name="P202"/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7684633831950144213" text:style-name="L181">
              <text:list-item>
                <text:p text:style-name="P20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2262835312371250568" text:style-name="L182">
              <text:list-item>
                <text:p text:style-name="P204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6576607309217278280" text:style-name="L183">
              <text:list-item>
                <text:p text:style-name="P205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3977075813941296999" text:style-name="L184">
              <text:list-item>
                <text:p text:style-name="P206"/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8276024467364332374" text:style-name="L185">
              <text:list-item>
                <text:p text:style-name="P20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8328835342536117530" text:style-name="L186">
              <text:list-item>
                <text:p text:style-name="P208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3779237775324893011" text:style-name="L187">
              <text:list-item>
                <text:p text:style-name="P20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7823028383968096843" text:style-name="L188">
              <text:list-item>
                <text:p text:style-name="P210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6266233349436949659" text:style-name="L189">
              <text:list-item>
                <text:p text:style-name="P21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8863674885151676632" text:style-name="L190">
              <text:list-item>
                <text:p text:style-name="P212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2602787910593644944" text:style-name="L191">
              <text:list-item>
                <text:p text:style-name="P213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<text:soft-page-break/>知、危険感知</text:p>
          </table:table-cell>
          <table:table-cell table:style-name="表9.C2" office:value-type="string">
            <text:list xml:id="list6239409348614069859" text:style-name="L192">
              <text:list-item>
                <text:p text:style-name="P214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4683966" text:continue-list="list34679784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2572359921106407833" text:style-name="L160">
              <text:list-item>
                <text:p text:style-name="P18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1646262858224897324" text:style-name="L161">
              <text:list-item>
                <text:p text:style-name="P18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1702485678437357312" text:style-name="L162">
              <text:list-item>
                <text:p text:style-name="P186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361023948959783738" text:style-name="L163">
              <text:list-item>
                <text:p text:style-name="P18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6579226638845341640" text:style-name="L164">
              <text:list-item>
                <text:p text:style-name="P18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5281173701850072174" text:style-name="L165">
              <text:list-item>
                <text:p text:style-name="P189"/>
              </text:list-item>
            </text:list>
          </table:table-cell>
        </table:table-row>
        <text:soft-page-break/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442156555643770376" text:style-name="L166">
              <text:list-item>
                <text:p text:style-name="P19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2062595876434487385" text:style-name="L167">
              <text:list-item>
                <text:p text:style-name="P19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3925835711275273672" text:style-name="L168">
              <text:list-item>
                <text:p text:style-name="P19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256633176577426548" text:style-name="L169">
              <text:list-item>
                <text:p text:style-name="P19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048002811981298661" text:style-name="L170">
              <text:list-item>
                <text:p text:style-name="P19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8828999838639157017" text:style-name="L171">
              <text:list-item>
                <text:p text:style-name="P19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9050554361314166266" text:style-name="L172">
              <text:list-item>
                <text:p text:style-name="P19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615247873481021074" text:style-name="L173">
              <text:list-item>
                <text:p text:style-name="P19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3576483218865588681" text:style-name="L174">
              <text:list-item>
                <text:p text:style-name="P198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1301327221936229237" text:style-name="L175">
        <text:list-item>
          <text:p text:style-name="P18">start apps</text:p>
          <text:list>
            <text:list-item>
              <text:p text:style-name="P18">doc (this)</text:p>
            </text:list-item>
            <text:list-item>
              <text:p text:style-name="P18">folder : C:\WORKS_2\WS\WS_Others.miscs\misc_files</text:p>
            </text:list-item>
            <text:list-item>
              <text:p text:style-name="P18">web page</text:p>
              <text:list>
                <text:list-item>
                  <text:p text:style-name="P1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842060374939315405" text:style-name="L176">
        <text:list-item>
          <text:p text:style-name="P16">close</text:p>
          <text:list>
            <text:list-item>
              <text:p text:style-name="P16">image file</text:p>
            </text:list-item>
            <text:list-item>
              <text:p text:style-name="P1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6">folder : C:\WORKS_2\WS\WS_Others.miscs\misc_files</text:p>
            </text:list-item>
            <text:list-item>
              <text:p text:style-name="P16">this</text:p>
            </text:list-item>
          </text:list>
        </text:list-item>
        <text:list-item>
          <text:p text:style-name="P1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4691821" text:continue-numbering="true" text:style-name="L176">
        <text:list-item>
          <text:p text:style-name="P218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2-06T14:45:13.05</dc:date>
    <dc:creator>iwabuchi ken</dc:creator>
    <meta:editing-duration>P2DT11H12M27S</meta:editing-duration>
    <meta:editing-cycles>343</meta:editing-cycles>
    <meta:generator>OpenOffice/4.1.3$Win32 OpenOffice.org_project/413m1$Build-9783</meta:generator>
    <meta:document-statistic meta:table-count="13" meta:image-count="0" meta:object-count="0" meta:page-count="21" meta:paragraph-count="654" meta:word-count="6113" meta:character-count="10171"/>
  </office:meta>
</office:document-meta>
</file>